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132bda" officeooo:paragraph-rsid="00132bda"/>
    </style:style>
    <style:style style:name="P2" style:family="paragraph" style:parent-style-name="Text_20_body">
      <style:text-properties officeooo:rsid="0026ee97" officeooo:paragraph-rsid="0026ee97"/>
    </style:style>
    <style:style style:name="P3" style:family="paragraph" style:parent-style-name="Text_20_body">
      <style:text-properties officeooo:rsid="002e0687" officeooo:paragraph-rsid="002e0687"/>
    </style:style>
    <style:style style:name="P4" style:family="paragraph" style:parent-style-name="Text_20_body">
      <style:text-properties officeooo:rsid="002e9b33" officeooo:paragraph-rsid="002e9b33"/>
    </style:style>
    <style:style style:name="P5" style:family="paragraph" style:parent-style-name="Text_20_body">
      <style:text-properties officeooo:rsid="002e9b33" officeooo:paragraph-rsid="002f24e9"/>
    </style:style>
    <style:style style:name="P6" style:family="paragraph" style:parent-style-name="Text_20_body">
      <style:text-properties officeooo:rsid="002f24e9" officeooo:paragraph-rsid="002f24e9"/>
    </style:style>
    <style:style style:name="P7" style:family="paragraph" style:parent-style-name="Text_20_body">
      <style:text-properties officeooo:rsid="002f24e9" officeooo:paragraph-rsid="002f24e9"/>
    </style:style>
    <style:style style:name="P8" style:family="paragraph" style:parent-style-name="Heading_20_1">
      <style:text-properties officeooo:rsid="002e0687" officeooo:paragraph-rsid="002e0687"/>
    </style:style>
    <style:style style:name="P9" style:family="paragraph" style:parent-style-name="Heading_20_1">
      <style:text-properties officeooo:rsid="002e9b33" officeooo:paragraph-rsid="002e9b33"/>
    </style:style>
    <style:style style:name="P10" style:family="paragraph" style:parent-style-name="Heading_20_1">
      <style:paragraph-properties fo:break-before="page"/>
      <style:text-properties officeooo:rsid="0026ee97" officeooo:paragraph-rsid="0026ee97"/>
    </style:style>
    <style:style style:name="T1" style:family="text">
      <style:text-properties officeooo:rsid="00132bda"/>
    </style:style>
    <style:style style:name="T2" style:family="text">
      <style:text-properties officeooo:rsid="0028ab9b"/>
    </style:style>
    <style:style style:name="T3" style:family="text">
      <style:text-properties officeooo:rsid="002f24e9"/>
    </style:style>
    <style:style style:name="T4" style:family="text">
      <style:text-properties officeooo:rsid="002f4e28"/>
    </style:style>
    <style:style style:name="T5" style:family="text">
      <style:text-properties officeooo:rsid="00303673"/>
    </style:style>
    <style:style style:name="T6" style:family="text">
      <style:text-properties officeooo:rsid="0031f4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Rapport TP<text:span text:style-name="T4">3</text:span></text:p>
      <text:h text:style-name="P10" text:outline-level="1">Exercice 1 :</text:h>
      <text:p text:style-name="P2"><text:span text:style-name="T4">Pour (</text:span>1), <text:span text:style-name="T4">(2) et (3) compiler le fichier ChronoSimple.c de la manière suivante : gcc -Wall -ansi -pedantic ChronoSimple.c -o chronosimple</text:span></text:p>
      <text:p text:style-name="P3">4) <text:span text:style-name="T4">CF : ChronoMoyen.c compiler avec : gcc -Wall -ansi -pedantic ChronoMoyen.c -o chronomoyen -lncurses</text:span></text:p>
      <text:h text:style-name="P8" text:outline-level="1">Exercice 2 <text:span text:style-name="T5">et 3 :</text:span></text:h>
      <text:p text:style-name="P3"><text:span text:style-name="T6">CF : Chrono.c compiler le fichier avec gcc -Wall -ansi -pedantic Chrono.c -o chrono -lncurs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2bda" officeooo:paragraph-rsid="00132bda"/>
    </style:style>
    <style:style style:name="MT1" style:family="text">
      <style:text-properties officeooo:rsid="00132b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Amine<text:tab/>Univeristé<text:tab/>Thomas</text:p>
        <text:p text:style-name="MP1">Bourennane<text:tab/>Gustave Eiffel<text:tab/>Berthereau</text:p>
      </style:header>
      <style:footer>
        <text:p text:style-name="Footer"><text:date style:data-style-name="N37" text:date-value="2020-01-21T10:38:02.073945505" text:fixed="true">21/01/20</text:date><text:tab/><text:page-number text:select-page="current">1</text:page-number>/<text:page-count>2</text:page-count><text:tab/><text:span text:style-name="MT1">L2 Informatiqu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0:35:39.670241639</meta:creation-date>
    <dc:date>2020-02-23T19:09:25.460115978</dc:date>
    <meta:editing-duration>PT3H53M3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72" meta:character-count="459" meta:non-whitespace-character-count="396"/>
  </office:meta>
</office:document-meta>
</file>